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703000001173F2FC8CE9C7B22C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_____" svg:font-family="_____"/>
    <style:font-face style:name="Liberation Serif4" svg:font-family="'Liberation Serif'" style:font-family-generic="roman"/>
    <style:font-face style:name="Liberation Serif2" svg:font-family="'Liberation Serif'" style:font-pitch="variable"/>
    <style:font-face style:name="_____1" svg:font-family="_____" style:font-pitch="variable"/>
    <style:font-face style:name="思源黑體 TW2" svg:font-family="'思源黑體 TW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swiss" style:font-pitch="variable"/>
    <style:font-face style:name="Liberation Serif3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gorithmic Game Theory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lgorithmic Game Theory</text:p>
          </draw:text-box>
        </draw:frame>
        <draw:frame presentation:style-name="pr2" draw:text-style-name="P2" draw:layer="layout" svg:width="25.2cm" svg:height="9.134cm" svg:x="0.6cm" svg:y="3.8cm" presentation:class="subtitle">
          <draw:text-box>
            <text:p/>
            <text:p>Supplement of Peer-Grading Mechanisms</text:p>
            <text:p/>
            <text:p/>
            <text:p><text:span text:style-name="T1">Joseph Chuang-Chieh Lin</text:span></text:p>
            <text:p><text:span text:style-name="T1">Dept. CSIE, Tamkang Universit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layer="layout" svg:width="18.758cm" svg:height="2.6cm" svg:x="0.5cm" svg:y="0.3cm" presentation:class="title">
          <draw:text-box>
            <text:p>Reference papers and slides</text:p>
          </draw:text-box>
        </draw:frame>
        <draw:frame presentation:style-name="pr4" draw:text-style-name="P4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 text:style-name="P4"><text:span text:style-name="T2">I. Caragiannis, G. A. Krimpas, A. A.Voudouris: Aggregating Partial Rankings with Applications to Peer Grading in Massive Online Open Courses. </text:span><text:span text:style-name="T3">AAMAS</text:span><text:span text:style-name="T2">’2015. [</text:span><text:span text:style-name="T2"><text:a xlink:href="https://ifaamas.org/Proceedings/aamas2015/aamas/p675.pdf" xlink:type="simple">link</text:a></text:span><text:span text:style-name="T2">]</text:span></text:p>
                <text:list>
                  <text:list-item>
                    <text:p text:style-name="P5"><text:span text:style-name="T2">Personal made slides for group seminar: [</text:span><text:span text:style-name="T2"><text:a xlink:href="https://mail.tku.edu.tw/158778/paper/peer_grading.pdf" xlink:type="simple">link</text:a></text:span><text:span text:style-name="T2">]. </text:span></text:p>
                  </text:list-item>
                </text:list>
              </text:list-item>
              <text:list-item>
                <text:p text:style-name="P4"><text:span text:style-name="T2">C.-C. Lin and C.-J. Lu: Efficient mechanisms for peer grading and dueling bandits. </text:span><text:span text:style-name="T3">ACML</text:span><text:span text:style-name="T2">’2018. [</text:span><text:span text:style-name="T2"><text:a xlink:href="http://proceedings.mlr.press/v95/lin18a.html" xlink:type="simple">link</text:a></text:span><text:span text:style-name="T2">]</text:span></text:p>
              </text:list-item>
              <text:list-item>
                <text:p text:style-name="P4"><text:span text:style-name="T2">I. Stelmakh, N. B. Shah and A. Singh: Catch me if I can: Detecting strategic behaviour in peer assessment. </text:span><text:span text:style-name="T3">AAAI</text:span><text:span text:style-name="T2">’21. [</text:span><text:span text:style-name="T2"><text:a xlink:href="https://ojs.aaai.org/index.php/AAAI/article/view/16611/16418" xlink:type="simple">link</text:a></text:span><text:span text:style-name="T2">]</text:span></text:p>
              </text:list-item>
              <text:list-item>
                <text:p text:style-name="P4"><text:span text:style-name="T2">I. Caragiannis , G. A. Krimpas , A. A. Voudouris: How Effective Can Simple Ordinal Peer Grading Be? </text:span><text:span text:style-name="T3">ACM Transactions on Economics and Computation</text:span><text:span text:style-name="T2">. Vol. 8 (2020) 1–37. [</text:span><text:span text:style-name="T2"><text:a xlink:href="https://dl.acm.org/doi/pdf/10.1145/3412347" xlink:type="simple">link</text:a></text:span><text:span text:style-name="T2">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_____" svg:font-family="_____"/>
    <style:font-face style:name="Liberation Serif4" svg:font-family="'Liberation Serif'" style:font-family-generic="roman"/>
    <style:font-face style:name="Liberation Serif2" svg:font-family="'Liberation Serif'" style:font-pitch="variable"/>
    <style:font-face style:name="_____1" svg:font-family="_____" style:font-pitch="variable"/>
    <style:font-face style:name="思源黑體 TW2" svg:font-family="'思源黑體 TW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swiss" style:font-pitch="variable"/>
    <style:font-face style:name="Liberation Serif3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1" fo:font-family="'Liberation Serif'" style:font-family-generic="roman" style:font-pitch="variable" fo:font-size="22.7999992370605pt" style:font-name-asian="Liberation Serif1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1" fo:font-family="'Liberation Serif'" style:font-family-generic="roman" style:font-pitch="variable" fo:font-size="19.5pt" style:font-name-asian="Liberation Serif1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1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5eb91e" draw:fill="none" draw:fill-color="#5983b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5983b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1" fo:font-size="12pt" fo:font-style="italic" style:font-name-asian="Liberation Serif1" style:font-size-asian="12pt" style:font-style-asian="italic" style:font-size-complex="12pt" style:font-style-complex="italic"/>
    </style:style>
    <style:style style:name="MT3" style:family="text">
      <style:text-properties fo:color="#4c4c4c" loext:opacity="100%" style:font-name="Liberation Serif1" fo:font-size="14pt" style:font-name-asian="Liberation Serif1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054cm" svg:height="3.046cm" svg:x="-0.062cm" svg:y="0.1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703000001173F2FC8CE9C7B22C8.png" xlink:type="simple" xlink:show="embed" xlink:actuate="onLoad" draw:mime-type="image/png"/>
      </draw:frame>
      <draw:frame presentation:style-name="Mpr1" draw:text-style-name="MP6" draw:layer="backgroundobjects" svg:width="18.758cm" svg:height="2.6cm" svg:x="0.5cm" svg:y="0.3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7.725cm" svg:height="0.9cm" svg:x="19.8cm" svg:y="14.8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T7H47M46S</meta:editing-duration>
    <meta:editing-cycles>126</meta:editing-cycles>
    <meta:generator>LibreOffice/7.1.6.2$Windows_X86_64 LibreOffice_project/0e133318fcee89abacd6a7d077e292f1145735c3</meta:generator>
    <dc:title>Algorithmic Game Theory - Social Choice (supplement)</dc:title>
    <dc:date>2021-10-26T10:46:21.274000000</dc:date>
    <meta:document-statistic meta:object-count="29"/>
  </office:meta>
</office:document-meta>
</file>